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5.743cm"/>
    </style:style>
    <style:style style:name="co5" style:family="table-column">
      <style:table-column-properties fo:break-before="auto" style:column-width="9.239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94cm"/>
    </style:style>
    <style:style style:name="co7" style:family="table-column">
      <style:table-column-properties fo:break-before="auto" style:column-width="15.266cm"/>
    </style:style>
    <style:style style:name="ro1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7ff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47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LIST_Duino" table:style-name="ta1" table:print="false"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descriptif</text:p>
          </table:table-cell>
          <table:table-cell table:style-name="ce2" office:value-type="string">
            <text:p>etat</text:p>
          </table:table-cell>
        </table:table-row>
        <table:table-row table:style-name="ro4">
          <table:table-cell office:value-type="string">
            <text:p>cycle_frein_EC1</text:p>
          </table:table-cell>
          <table:table-cell office:value-type="string">
            <text:p>realise des cycles de serrage/desserrage des freins( modulation de la consigne)</text:p>
          </table:table-cell>
          <table:table-cell office:value-type="string">
            <text:p>en cours</text:p>
          </table:table-cell>
        </table:table-row>
        <table:table-row table:style-name="ro4">
          <table:table-cell office:value-type="string">
            <text:p>MCP3201_ammeter</text:p>
          </table:table-cell>
          <table:table-cell office:value-type="string">
            <text:p>mesure de courant (shunt 0,2Ohm) jusqu’a 500mA</text:p>
          </table:table-cell>
          <table:table-cell office:value-type="string">
            <text:p>Ok</text:p>
          </table:table-cell>
        </table:table-row>
        <table:table-row table:style-name="ro4">
          <table:table-cell office:value-type="string">
            <text:p>PWM_consigne EC1</text:p>
          </table:table-cell>
          <table:table-cell office:value-type="string">
            <text:p>genere une consigne (pwm) en vonction de la position d’un pot</text:p>
          </table:table-cell>
          <table:table-cell office:value-type="string">
            <text:p>Ok</text:p>
          </table:table-cell>
        </table:table-row>
        <table:table-row table:style-name="ro4">
          <table:table-cell office:value-type="string">
            <text:p>Reglage PC</text:p>
          </table:table-cell>
          <table:table-cell office:value-type="string">
            <text:p>en fonction d’un seleceur rotatif, genere differentes consigne et fait une mesure de la pression</text:p>
          </table:table-cell>
          <table:table-cell office:value-type="string">
            <text:p>a faire</text:p>
          </table:table-cell>
        </table:table-row>
        <table:table-row table:style-name="ro4">
          <table:table-cell office:value-type="string">
            <text:p>MCP3201_capteurPression</text:p>
          </table:table-cell>
          <table:table-cell office:value-type="string">
            <text:p>mesure du courant provenant du capteur PGO et retournant une valeur de pression</text:p>
          </table:table-cell>
          <table:table-cell office:value-type="string">
            <text:p>a tester</text:p>
          </table:table-cell>
        </table:table-row>
      </table:table>
      <table:table table:name="LIST_PI" table:style-name="ta1" table:print="false"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nom</text:p>
          </table:table-cell>
          <table:table-cell office:value-type="string">
            <text:p>descriptif</text:p>
          </table:table-cell>
          <table:table-cell office:value-type="string">
            <text:p>etat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25/11/2019</text:date>, <text:time>11:2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1S</meta:editing-duration>
    <meta:editing-cycles>4</meta:editing-cycles>
    <meta:generator>LibreOffice/3.4$Win32 LibreOffice_project/340m1$Build-502</meta:generator>
    <dc:date>2019-11-25T11:25:39.69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